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Spacing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0pt" style:font-size-asian="10pt"/>
    </style:style>
    <style:style style:name="T3" style:parent-style-name="DefaultParagraphFont" style:family="text">
      <style:text-properties style:font-name="Courier New" style:font-name-complex="Courier New" fo:font-weight="bold" style:font-weight-asian="bold" fo:font-size="14pt" style:font-size-asian="14pt" style:font-size-complex="16pt"/>
    </style:style>
    <style:style style:name="P4" style:parent-style-name="NoSpacing" style:family="paragraph">
      <style:text-properties style:font-name="Cambria" fo:font-weight="bold" style:font-weight-asian="bold" style:font-size-complex="12pt"/>
    </style:style>
    <style:style style:name="P5" style:parent-style-name="NoSpacing" style:family="paragraph">
      <style:text-properties style:font-name="Cambria" fo:font-weight="bold" style:font-weight-asian="bold" style:font-size-complex="12pt"/>
    </style:style>
    <style:style style:name="P6" style:parent-style-name="NoSpacing" style:family="paragraph">
      <style:text-properties style:font-name="Cambria" fo:font-size="10pt" style:font-size-asian="10pt"/>
    </style:style>
    <style:style style:name="P7" style:parent-style-name="Heading2" style:family="paragraph">
      <style:text-properties fo:font-size="12pt" style:font-size-asian="12pt"/>
    </style:style>
    <style:style style:name="P8" style:parent-style-name="NoSpacing" style:family="paragraph">
      <style:text-properties style:font-name="Cambria" fo:font-size="10pt" style:font-size-asian="10pt"/>
    </style:style>
    <style:style style:name="P9" style:parent-style-name="NoSpacing" style:family="paragraph">
      <style:text-properties style:font-name="Cambria" fo:font-size="10pt" style:font-size-asian="10pt"/>
    </style:style>
    <style:style style:name="P10" style:parent-style-name="NoSpacing" style:family="paragraph">
      <style:text-properties style:font-name="Cambria" fo:font-weight="bold" style:font-weight-asian="bold" fo:font-size="12pt" style:font-size-asian="12pt" style:font-size-complex="14pt" style:text-underline-type="single" style:text-underline-style="solid" style:text-underline-width="auto" style:text-underline-mode="continuous"/>
    </style:style>
    <style:style style:name="P11" style:parent-style-name="NoSpacing" style:family="paragraph">
      <style:text-properties style:font-name="Cambria" fo:font-size="10pt" style:font-size-asian="10pt"/>
    </style:style>
    <style:style style:name="P12" style:parent-style-name="NoSpacing" style:family="paragraph">
      <style:text-properties style:font-name="Cambria" fo:font-size="10pt" style:font-size-asian="10pt"/>
    </style:style>
    <style:style style:name="P13" style:parent-style-name="NoSpacing" style:family="paragraph">
      <style:text-properties style:font-name="Cambria" fo:font-weight="bold" style:font-weight-asian="bold" fo:font-size="12pt" style:font-size-asian="12pt" style:font-size-complex="14pt" style:text-underline-type="single" style:text-underline-style="solid" style:text-underline-width="auto" style:text-underline-mode="continuous"/>
    </style:style>
    <style:style style:name="P14" style:parent-style-name="NoSpacing" style:family="paragraph">
      <style:text-properties style:font-name="Cambria" fo:font-weight="bold" style:font-weight-asian="bold" fo:font-size="12pt" style:font-size-asian="12pt" style:font-size-complex="14pt" style:text-underline-type="single" style:text-underline-style="solid" style:text-underline-width="auto" style:text-underline-mode="continuous"/>
    </style:style>
    <style:style style:name="P15" style:parent-style-name="NoSpacing" style:family="paragraph">
      <style:text-properties style:font-name="Cambria" fo:font-weight="bold" style:font-weight-asian="bold" fo:font-size="12pt" style:font-size-asian="12pt" style:font-size-complex="14pt" style:text-underline-type="single" style:text-underline-style="solid" style:text-underline-width="auto" style:text-underline-mode="continuous"/>
    </style:style>
    <style:style style:name="P16" style:parent-style-name="NoSpacing" style:family="paragraph">
      <style:text-properties style:font-name="Cambria" fo:font-weight="bold" style:font-weight-asian="bold" fo:font-size="12pt" style:font-size-asian="12pt" style:font-size-complex="14pt" style:text-underline-type="single" style:text-underline-style="solid" style:text-underline-width="auto" style:text-underline-mode="continuous"/>
    </style:style>
    <style:style style:name="P17" style:parent-style-name="NoSpacing" style:family="paragraph">
      <style:paragraph-properties fo:margin-left="0.5in">
        <style:tab-stops/>
      </style:paragraph-properties>
      <style:text-properties style:font-name="Cambria" fo:font-size="10pt" style:font-size-asian="10pt"/>
    </style:style>
    <style:style style:name="P18" style:parent-style-name="NoSpacing" style:family="paragraph">
      <style:text-properties style:font-name="Cambria" fo:font-weight="bold" style:font-weight-asian="bold" fo:font-size="10pt" style:font-size-asian="10pt"/>
    </style:style>
    <style:style style:name="P19" style:parent-style-name="NoSpacing" style:family="paragraph">
      <style:text-properties style:font-name="Cambria" fo:font-weight="bold" style:font-weight-asian="bold" fo:font-size="10pt" style:font-size-asian="10pt"/>
    </style:style>
    <style:style style:name="T20" style:parent-style-name="DefaultParagraphFont" style:family="text">
      <style:text-properties style:font-name="Cambria" fo:font-weight="bold" style:font-weight-asian="bold" fo:font-size="10pt" style:font-size-asian="10pt"/>
    </style:style>
    <style:style style:name="T21" style:parent-style-name="DefaultParagraphFont" style:family="text">
      <style:text-properties style:font-name="Cambria" fo:font-weight="bold" style:font-weight-asian="bold" style:font-size-complex="12pt"/>
    </style:style>
    <style:style style:name="P22" style:parent-style-name="NoSpacing" style:family="paragraph">
      <style:text-properties style:font-name="Cambria" fo:font-weight="bold" style:font-weight-asian="bold" style:font-size-complex="12pt"/>
    </style:style>
    <style:style style:name="P23" style:parent-style-name="NoSpacing" style:family="paragraph">
      <style:text-properties style:font-name="Cambria" fo:font-weight="bold" style:font-weight-asian="bold" fo:font-size="10pt" style:font-size-asian="10pt"/>
    </style:style>
    <style:style style:name="P24" style:parent-style-name="NoSpacing" style:family="paragraph">
      <style:text-properties style:font-name="Cambria" fo:font-size="12pt" style:font-size-asian="12pt" style:font-size-complex="14pt" style:text-underline-type="single" style:text-underline-style="solid" style:text-underline-width="auto" style:text-underline-mode="continuous"/>
    </style:style>
    <style:style style:name="P25" style:parent-style-name="NoSpacing" style:family="paragraph">
      <style:text-properties style:font-name="Cambria" fo:font-weight="bold" style:font-weight-asian="bold" fo:font-size="12pt" style:font-size-asian="12pt" style:font-size-complex="14pt" style:text-underline-type="single" style:text-underline-style="solid" style:text-underline-width="auto" style:text-underline-mode="continuous"/>
    </style:style>
    <style:style style:name="P26" style:parent-style-name="NoSpacing" style:family="paragraph">
      <style:text-properties style:font-name="Cambria" style:font-size-complex="12pt"/>
    </style:style>
    <style:style style:name="P27" style:parent-style-name="NoSpacing" style:family="paragraph">
      <style:text-properties style:font-name="Cambria" style:font-size-complex="12pt"/>
    </style:style>
    <style:style style:name="P28" style:parent-style-name="NoSpacing" style:family="paragraph">
      <style:text-properties style:font-name="Cambria" style:font-size-complex="12pt"/>
    </style:style>
    <style:style style:name="P29" style:parent-style-name="NoSpacing" style:family="paragraph">
      <style:text-properties style:font-name="Cambria" style:font-size-complex="12pt"/>
    </style:style>
    <style:style style:name="P30" style:parent-style-name="NoSpacing" style:family="paragraph">
      <style:text-properties style:font-name="Cambria" style:font-size-complex="12pt"/>
    </style:style>
    <style:style style:name="P31" style:parent-style-name="NoSpacing" style:family="paragraph">
      <style:text-properties style:font-name="Cambria" style:font-size-complex="12pt"/>
    </style:style>
    <style:style style:name="P32" style:parent-style-name="NoSpacing" style:family="paragraph">
      <style:text-properties style:font-name="Cambria" style:font-size-complex="12pt"/>
    </style:style>
    <style:style style:name="P33" style:parent-style-name="Achievement" style:family="paragraph">
      <style:text-properties fo:font-size="11pt" style:font-size-asian="11pt"/>
    </style:style>
    <style:style style:name="P34" style:parent-style-name="NoSpacing" style:family="paragraph">
      <style:text-properties style:font-name="Cambria" fo:font-weight="bold" style:font-weight-asian="bold" fo:font-size="12pt" style:font-size-asian="12pt" style:font-size-complex="14pt" style:text-underline-type="single" style:text-underline-style="solid" style:text-underline-width="auto" style:text-underline-mode="continuous"/>
    </style:style>
    <style:style style:name="P35" style:parent-style-name="NoSpacing" style:family="paragraph">
      <style:text-properties style:font-name="Cambria" fo:font-weight="bold" style:font-weight-asian="bold" fo:font-size="10pt" style:font-size-asian="10pt"/>
    </style:style>
    <style:style style:name="P36" style:parent-style-name="NoSpacing" style:family="paragraph">
      <style:text-properties style:font-name="Cambria" fo:font-weight="bold" style:font-weight-asian="bold" fo:font-size="10pt" style:font-size-asian="10pt"/>
    </style:style>
    <style:style style:name="P37" style:parent-style-name="NoSpacing" style:family="paragraph">
      <style:text-properties style:font-name="Cambria" fo:font-weight="bold" style:font-weight-asian="bold" fo:font-size="10pt" style:font-size-asian="10pt"/>
    </style:style>
    <style:style style:name="P38" style:parent-style-name="NoSpacing" style:family="paragraph">
      <style:text-properties style:font-name="Cambria" fo:font-weight="bold" style:font-weight-asian="bold" fo:font-size="10pt" style:font-size-asian="10pt"/>
    </style:style>
    <style:style style:name="P39" style:parent-style-name="NoSpacing" style:family="paragraph">
      <style:text-properties style:font-name="Cambria" fo:font-weight="bold" style:font-weight-asian="bold" fo:font-size="10pt" style:font-size-asian="10pt"/>
    </style:style>
    <style:style style:name="P40" style:parent-style-name="NoSpacing" style:family="paragraph">
      <style:text-properties style:font-name="Cambria" fo:font-weight="bold" style:font-weight-asian="bold" fo:font-size="10pt" style:font-size-asian="10pt"/>
    </style:style>
    <style:style style:name="P41" style:parent-style-name="NoSpacing" style:family="paragraph">
      <style:text-properties style:font-name="Cambria" fo:font-weight="bold" style:font-weight-asian="bold" fo:font-size="12pt" style:font-size-asian="12pt" style:font-size-complex="14pt" style:text-underline-type="single" style:text-underline-style="solid" style:text-underline-width="auto" style:text-underline-mode="continuous"/>
    </style:style>
    <style:style style:name="P42" style:parent-style-name="NoSpacing" style:family="paragraph">
      <style:text-properties style:font-name="Cambria" fo:font-weight="bold" style:font-weight-asian="bold" fo:font-size="12pt" style:font-size-asian="12pt" style:font-size-complex="14pt" style:text-underline-type="single" style:text-underline-style="solid" style:text-underline-width="auto" style:text-underline-mode="continuous"/>
    </style:style>
    <style:style style:name="P43" style:parent-style-name="NoSpacing" style:family="paragraph">
      <style:text-properties style:font-name="Cambria" style:font-size-complex="12pt"/>
    </style:style>
    <style:style style:name="P44" style:parent-style-name="NoSpacing" style:family="paragraph">
      <style:text-properties style:font-name="Cambria" style:font-size-complex="12pt"/>
    </style:style>
    <style:style style:name="P45" style:parent-style-name="NoSpacing" style:family="paragraph">
      <style:text-properties style:font-name="Cambria" style:font-size-complex="12pt"/>
    </style:style>
    <style:style style:name="P46" style:parent-style-name="NoSpacing" style:family="paragraph">
      <style:paragraph-properties fo:margin-left="0.5in">
        <style:tab-stops/>
      </style:paragraph-properties>
      <style:text-properties style:font-name="Cambria" style:font-size-complex="12pt"/>
    </style:style>
    <style:style style:name="P47" style:parent-style-name="NoSpacing" style:family="paragraph">
      <style:text-properties style:font-name="Cambria" style:font-size-complex="12pt"/>
    </style:style>
    <style:style style:name="P48" style:parent-style-name="NoSpacing" style:family="paragraph">
      <style:text-properties style:font-name="Cambria" style:font-size-complex="12pt"/>
    </style:style>
    <style:style style:name="P49" style:parent-style-name="NoSpacing" style:family="paragraph">
      <style:text-properties style:font-name="Cambria" style:font-size-complex="12pt"/>
    </style:style>
    <style:style style:name="P50" style:parent-style-name="NoSpacing" style:family="paragraph">
      <style:text-properties style:font-name="Cambria" style:font-size-complex="12pt"/>
    </style:style>
    <style:style style:name="P51" style:parent-style-name="NoSpacing" style:family="paragraph">
      <style:text-properties style:font-name="Cambria" style:font-size-complex="12pt"/>
    </style:style>
    <style:style style:name="P52" style:parent-style-name="Achievement" style:family="paragraph">
      <style:text-properties fo:font-size="11pt" style:font-size-asian="11pt"/>
    </style:style>
    <style:style style:name="P53" style:parent-style-name="Achievement" style:family="paragraph">
      <style:text-properties fo:font-size="11pt" style:font-size-asian="11pt"/>
    </style:style>
    <style:style style:name="P54" style:parent-style-name="Achievement" style:family="paragraph">
      <style:text-properties fo:font-size="11pt" style:font-size-asian="11pt"/>
    </style:style>
    <style:style style:name="P55" style:parent-style-name="NoSpacing" style:family="paragraph">
      <style:text-properties style:font-name="Cambria" fo:font-weight="bold" style:font-weight-asian="bold" fo:font-size="10pt" style:font-size-asian="10pt"/>
    </style:style>
    <style:style style:name="P56" style:parent-style-name="NoSpacing" style:family="paragraph">
      <style:text-properties style:font-name="Cambria" fo:font-weight="bold" style:font-weight-asian="bold" fo:font-size="10pt" style:font-size-asian="10pt"/>
    </style:style>
    <style:style style:name="P57" style:parent-style-name="NoSpacing" style:family="paragraph">
      <style:text-properties style:font-name="Cambria" fo:font-weight="bold" style:font-weight-asian="bold" fo:font-size="10pt" style:font-size-asian="10pt"/>
    </style:style>
    <style:style style:name="P58" style:parent-style-name="NoSpacing" style:family="paragraph">
      <style:text-properties style:font-name="Cambria" fo:font-weight="bold" style:font-weight-asian="bold" fo:font-size="10pt" style:font-size-asian="10pt"/>
    </style:style>
    <style:style style:name="P59" style:parent-style-name="NoSpacing" style:family="paragraph">
      <style:text-properties style:font-name="Cambria" fo:font-weight="bold" style:font-weight-asian="bold" fo:font-size="12pt" style:font-size-asian="12pt" style:font-size-complex="14pt" style:text-underline-type="single" style:text-underline-style="solid" style:text-underline-width="auto" style:text-underline-mode="continuous"/>
    </style:style>
    <style:style style:name="P60" style:parent-style-name="NoSpacing" style:family="paragraph">
      <style:text-properties style:font-name="Cambria" fo:font-weight="bold" style:font-weight-asian="bold" fo:font-size="12pt" style:font-size-asian="12pt" style:font-size-complex="14pt" style:text-underline-type="single" style:text-underline-style="solid" style:text-underline-width="auto" style:text-underline-mode="continuous"/>
    </style:style>
    <style:style style:name="P61" style:parent-style-name="NoSpacing" style:family="paragraph">
      <style:text-properties style:font-name="Cambria" fo:font-weight="bold" style:font-weight-asian="bold" fo:font-size="12pt" style:font-size-asian="12pt" style:font-size-complex="14pt" style:text-underline-type="single" style:text-underline-style="solid" style:text-underline-width="auto" style:text-underline-mode="continuous"/>
    </style:style>
    <style:style style:name="P62" style:parent-style-name="NoSpacing" style:family="paragraph">
      <style:text-properties style:font-name="Cambria" style:font-size-complex="12pt"/>
    </style:style>
    <style:style style:name="P63" style:parent-style-name="NoSpacing" style:family="paragraph">
      <style:text-properties style:font-name="Cambria" style:font-size-complex="12pt"/>
    </style:style>
    <style:style style:name="P64" style:parent-style-name="NoSpacing" style:family="paragraph">
      <style:text-properties style:font-name="Cambria" style:font-size-complex="12pt"/>
    </style:style>
    <style:style style:name="P65" style:parent-style-name="NoSpacing" style:family="paragraph">
      <style:text-properties style:font-name="Cambria" style:font-size-complex="12pt"/>
    </style:style>
    <style:style style:name="P66" style:parent-style-name="NoSpacing" style:family="paragraph">
      <style:text-properties style:font-name="Cambria" style:font-size-complex="12pt"/>
    </style:style>
    <style:style style:name="P67" style:parent-style-name="NoSpacing" style:family="paragraph">
      <style:text-properties style:font-name="Cambria" style:font-size-complex="12pt"/>
    </style:style>
    <style:style style:name="P68" style:parent-style-name="NoSpacing" style:family="paragraph">
      <style:text-properties style:font-name="Cambria" style:font-size-complex="12pt"/>
    </style:style>
    <style:style style:name="P69" style:parent-style-name="NoSpacing" style:family="paragraph">
      <style:paragraph-properties fo:margin-left="0.5in">
        <style:tab-stops/>
      </style:paragraph-properties>
      <style:text-properties style:font-name="Cambria" style:font-size-complex="12pt"/>
    </style:style>
    <style:style style:name="P70" style:parent-style-name="Achievement" style:family="paragraph">
      <style:text-properties fo:font-size="11pt" style:font-size-asian="11pt"/>
    </style:style>
    <style:style style:name="P71" style:parent-style-name="Achievement" style:family="paragraph">
      <style:text-properties fo:font-size="11pt" style:font-size-asian="11pt"/>
    </style:style>
    <style:style style:name="P72" style:parent-style-name="NoSpacing" style:family="paragraph">
      <style:text-properties style:font-name="Cambria" fo:font-weight="bold" style:font-weight-asian="bold" fo:font-size="10pt" style:font-size-asian="10pt"/>
    </style:style>
    <style:style style:name="P73" style:parent-style-name="NoSpacing" style:family="paragraph">
      <style:text-properties style:font-name="Cambria" fo:font-weight="bold" style:font-weight-asian="bold" fo:font-size="10pt" style:font-size-asian="10pt"/>
    </style:style>
    <style:style style:name="P74" style:parent-style-name="NoSpacing" style:family="paragraph">
      <style:text-properties style:font-name="Cambria" fo:font-weight="bold" style:font-weight-asian="bold" fo:font-size="10pt" style:font-size-asian="10pt"/>
    </style:style>
    <style:style style:name="P75" style:parent-style-name="NoSpacing" style:family="paragraph">
      <style:text-properties style:font-name="Cambria" fo:font-weight="bold" style:font-weight-asian="bold" fo:font-size="10pt" style:font-size-asian="10pt"/>
    </style:style>
    <style:style style:name="P76" style:parent-style-name="NoSpacing" style:family="paragraph">
      <style:text-properties style:font-name="Cambria" fo:font-weight="bold" style:font-weight-asian="bold" fo:font-size="10pt" style:font-size-asian="10pt"/>
    </style:style>
    <style:style style:name="P77" style:parent-style-name="NoSpacing" style:family="paragraph">
      <style:text-properties style:font-name="Cambria" fo:font-weight="bold" style:font-weight-asian="bold" fo:font-size="10pt" style:font-size-asian="10pt"/>
    </style:style>
    <style:style style:name="P78" style:parent-style-name="NoSpacing" style:family="paragraph">
      <style:text-properties style:font-name="Cambria" fo:font-weight="bold" style:font-weight-asian="bold" fo:font-size="12pt" style:font-size-asian="12pt" style:font-size-complex="14pt" style:text-underline-type="single" style:text-underline-style="solid" style:text-underline-width="auto" style:text-underline-mode="continuous"/>
    </style:style>
    <style:style style:name="P79" style:parent-style-name="NoSpacing" style:family="paragraph">
      <style:text-properties style:font-name="Cambria" fo:font-weight="bold" style:font-weight-asian="bold" fo:font-size="12pt" style:font-size-asian="12pt" style:font-size-complex="14pt" style:text-underline-type="single" style:text-underline-style="solid" style:text-underline-width="auto" style:text-underline-mode="continuous"/>
    </style:style>
    <style:style style:name="P80" style:parent-style-name="NoSpacing" style:family="paragraph">
      <style:text-properties style:font-name="Cambria" style:font-size-complex="12pt"/>
    </style:style>
    <style:style style:name="P81" style:parent-style-name="NoSpacing" style:family="paragraph">
      <style:text-properties style:font-name="Cambria" style:font-size-complex="12pt"/>
    </style:style>
    <style:style style:name="P82" style:parent-style-name="NoSpacing" style:family="paragraph">
      <style:text-properties style:font-name="Cambria" style:font-size-complex="12pt"/>
    </style:style>
    <style:style style:name="P83" style:parent-style-name="NoSpacing" style:family="paragraph">
      <style:text-properties style:font-name="Cambria" style:font-size-complex="12pt"/>
    </style:style>
    <style:style style:name="P84" style:parent-style-name="NoSpacing" style:family="paragraph">
      <style:text-properties style:font-name="Cambria" style:font-size-complex="12pt"/>
    </style:style>
    <style:style style:name="P85" style:parent-style-name="NoSpacing" style:family="paragraph">
      <style:text-properties style:font-name="Cambria" style:font-size-complex="12pt"/>
    </style:style>
    <style:style style:name="P86" style:parent-style-name="NoSpacing" style:family="paragraph"/>
    <style:style style:name="T87" style:parent-style-name="DefaultParagraphFont" style:family="text">
      <style:text-properties style:font-name="Cambria" style:font-size-complex="12pt"/>
    </style:style>
    <style:style style:name="T88" style:parent-style-name="DefaultParagraphFont" style:family="text">
      <style:text-properties fo:font-size="10pt" style:font-size-asian="10pt"/>
    </style:style>
    <style:style style:name="P89" style:parent-style-name="NoSpacing" style:family="paragraph">
      <style:paragraph-properties fo:margin-left="0.5in">
        <style:tab-stops/>
      </style:paragraph-properties>
    </style:style>
    <style:style style:name="T90" style:parent-style-name="DefaultParagraphFont" style:family="text">
      <style:text-properties fo:font-size="10pt" style:font-size-asian="10pt"/>
    </style:style>
    <style:style style:name="T91" style:parent-style-name="DefaultParagraphFont" style:family="text">
      <style:text-properties style:font-name="Cambria" style:font-size-complex="12pt"/>
    </style:style>
    <style:style style:name="P92" style:parent-style-name="Achievement" style:family="paragraph">
      <style:text-properties fo:font-size="11pt" style:font-size-asian="11pt"/>
    </style:style>
    <style:style style:name="P93" style:parent-style-name="Achievement" style:family="paragraph">
      <style:text-properties fo:font-size="11pt" style:font-size-asian="11pt"/>
    </style:style>
    <style:style style:name="P94" style:parent-style-name="NoSpacing" style:family="paragraph">
      <style:text-properties style:font-name="Cambria" fo:font-weight="bold" style:font-weight-asian="bold" fo:font-size="10pt" style:font-size-asian="10pt"/>
    </style:style>
    <style:style style:name="P95" style:parent-style-name="NoSpacing" style:family="paragraph">
      <style:text-properties style:font-name="Cambria" fo:font-weight="bold" style:font-weight-asian="bold" fo:font-size="10pt" style:font-size-asian="10pt"/>
    </style:style>
    <style:style style:name="P96" style:parent-style-name="NoSpacing" style:family="paragraph">
      <style:text-properties style:font-name="Cambria" fo:font-weight="bold" style:font-weight-asian="bold" fo:font-size="10pt" style:font-size-asian="10pt"/>
    </style:style>
    <style:style style:name="P97" style:parent-style-name="NoSpacing" style:family="paragraph">
      <style:text-properties style:font-name="Cambria" fo:font-weight="bold" style:font-weight-asian="bold" fo:font-size="10pt" style:font-size-asian="10pt"/>
    </style:style>
    <style:style style:name="P98" style:parent-style-name="NoSpacing" style:family="paragraph">
      <style:text-properties style:font-name="Cambria" fo:font-weight="bold" style:font-weight-asian="bold" fo:font-size="10pt" style:font-size-asian="10pt"/>
    </style:style>
    <style:style style:name="P99" style:parent-style-name="NoSpacing" style:family="paragraph">
      <style:text-properties style:font-name="Cambria" fo:font-weight="bold" style:font-weight-asian="bold" fo:font-size="10pt" style:font-size-asian="10pt"/>
    </style:style>
    <style:style style:name="P100" style:parent-style-name="NoSpacing" style:family="paragraph">
      <style:text-properties style:font-name="Cambria" fo:font-weight="bold" style:font-weight-asian="bold" fo:font-size="12pt" style:font-size-asian="12pt" style:font-size-complex="14pt" style:text-underline-type="single" style:text-underline-style="solid" style:text-underline-width="auto" style:text-underline-mode="continuous"/>
    </style:style>
    <style:style style:name="P101" style:parent-style-name="NoSpacing" style:family="paragraph">
      <style:text-properties style:font-name="Cambria" style:font-size-complex="12pt"/>
    </style:style>
    <style:style style:name="P102" style:parent-style-name="NoSpacing" style:family="paragraph">
      <style:text-properties style:font-name="Cambria" style:font-size-complex="12pt"/>
    </style:style>
    <style:style style:name="P103" style:parent-style-name="NoSpacing" style:family="paragraph">
      <style:text-properties style:font-name="Cambria" style:font-size-complex="12pt"/>
    </style:style>
    <style:style style:name="P104" style:parent-style-name="NoSpacing" style:family="paragraph">
      <style:text-properties style:font-name="Cambria" style:font-size-complex="12pt"/>
    </style:style>
    <style:style style:name="P105" style:parent-style-name="NoSpacing" style:family="paragraph">
      <style:text-properties style:font-name="Cambria" style:font-size-complex="12pt"/>
    </style:style>
    <style:style style:name="P106" style:parent-style-name="NoSpacing" style:family="paragraph">
      <style:text-properties style:font-name="Cambria" style:font-size-complex="12pt"/>
    </style:style>
    <style:style style:name="T107" style:parent-style-name="DefaultParagraphFont" style:family="text">
      <style:text-properties style:font-name="Cambria" style:font-size-complex="12pt"/>
    </style:style>
    <style:style style:name="P108" style:parent-style-name="NoSpacing" style:family="paragraph">
      <style:text-properties style:font-name="Cambria" fo:font-weight="bold" style:font-weight-asian="bold" fo:font-size="10pt" style:font-size-asian="10pt"/>
    </style:style>
    <style:style style:name="P109" style:parent-style-name="Achievement" style:family="paragraph">
      <style:text-properties fo:font-size="11pt" style:font-size-asian="11pt"/>
    </style:style>
    <style:style style:name="P110" style:parent-style-name="Achievement" style:family="paragraph">
      <style:text-properties fo:font-size="11pt" style:font-size-asian="11pt"/>
    </style:style>
    <style:style style:name="P111" style:parent-style-name="NoSpacing" style:family="paragraph">
      <style:text-properties style:font-name="Cambria" fo:font-weight="bold" style:font-weight-asian="bold" fo:font-size="10pt" style:font-size-asian="10pt"/>
    </style:style>
    <style:style style:name="P112" style:parent-style-name="NoSpacing" style:family="paragraph">
      <style:text-properties style:font-name="Cambria" fo:font-weight="bold" style:font-weight-asian="bold" fo:font-size="10pt" style:font-size-asian="10pt"/>
    </style:style>
    <style:style style:name="P113" style:parent-style-name="NoSpacing" style:family="paragraph">
      <style:text-properties style:font-name="Cambria" fo:font-weight="bold" style:font-weight-asian="bold" fo:font-size="10pt" style:font-size-asian="10pt"/>
    </style:style>
    <style:style style:name="T114" style:parent-style-name="DefaultParagraphFont" style:family="text">
      <style:text-properties fo:font-weight="bold" style:font-weight-asian="bold"/>
    </style:style>
    <style:style style:name="T115" style:parent-style-name="DefaultParagraphFont" style:family="text">
      <style:text-properties fo:font-weight="bold" style:font-weight-asian="bold"/>
    </style:style>
    <style:style style:name="T116" style:parent-style-name="DefaultParagraphFont" style:family="text">
      <style:text-properties fo:font-weight="bold" style:font-weight-asian="bold"/>
    </style:style>
    <style:style style:name="T117" style:parent-style-name="DefaultParagraphFont" style:family="text">
      <style:text-properties fo:font-weight="bold" style:font-weight-asian="bold"/>
    </style:style>
    <style:style style:name="P118" style:parent-style-name="Achievement" style:family="paragraph">
      <style:text-properties fo:font-size="11pt" style:font-size-asian="11pt"/>
    </style:style>
    <style:style style:name="P119" style:parent-style-name="Achievement" style:family="paragraph">
      <style:text-properties fo:font-size="11pt" style:font-size-asian="11pt"/>
    </style:style>
    <style:style style:name="P120" style:parent-style-name="Achievement" style:family="paragraph">
      <style:text-properties fo:font-size="11pt" style:font-size-asian="11pt"/>
    </style:style>
    <style:style style:name="T121" style:parent-style-name="DefaultParagraphFont" style:family="text">
      <style:text-properties fo:font-size="11pt" style:font-size-asian="11pt"/>
    </style:style>
    <style:style style:name="T122" style:parent-style-name="DefaultParagraphFont" style:family="text">
      <style:text-properties style:text-position="super 63.6%" fo:font-size="11pt" style:font-size-asian="11pt"/>
    </style:style>
    <style:style style:name="T123" style:parent-style-name="DefaultParagraphFont" style:family="text">
      <style:text-properties fo:font-size="11pt" style:font-size-asian="11pt"/>
    </style:style>
    <style:style style:name="T124" style:parent-style-name="DefaultParagraphFont" style:family="text">
      <style:text-properties fo:font-size="11pt" style:font-size-asian="11pt"/>
    </style:style>
    <style:style style:name="T125" style:parent-style-name="DefaultParagraphFont" style:family="text">
      <style:text-properties style:text-position="super 63.6%" fo:font-size="11pt" style:font-size-asian="11pt"/>
    </style:style>
    <style:style style:name="T126" style:parent-style-name="DefaultParagraphFont" style:family="text">
      <style:text-properties fo:font-size="11pt" style:font-size-asian="11pt"/>
    </style:style>
    <style:style style:name="P127" style:parent-style-name="NoSpacing" style:family="paragraph">
      <style:text-properties style:font-name="Cambria" fo:font-weight="bold" style:font-weight-asian="bold" fo:font-size="12pt" style:font-size-asian="12pt" style:font-size-complex="14pt" style:text-underline-type="single" style:text-underline-style="solid" style:text-underline-width="auto" style:text-underline-mode="continuous"/>
    </style:style>
    <style:style style:name="P128" style:parent-style-name="NoSpacing" style:family="paragraph">
      <style:text-properties style:font-name="Cambria" fo:font-weight="bold" style:font-weight-asian="bold" fo:font-size="12pt" style:font-size-asian="12pt" style:font-size-complex="14pt" style:text-underline-type="single" style:text-underline-style="solid" style:text-underline-width="auto" style:text-underline-mode="continuous"/>
    </style:style>
    <style:style style:name="P129" style:parent-style-name="NoSpacing" style:family="paragraph">
      <style:text-properties fo:font-weight="bold" style:font-weight-asian="bold" style:font-size-complex="12pt"/>
    </style:style>
    <style:style style:name="P130" style:parent-style-name="NoSpacing" style:family="paragraph">
      <style:text-properties fo:font-weight="bold" style:font-weight-asian="bold" style:font-size-complex="12pt"/>
    </style:style>
    <style:style style:name="P131" style:parent-style-name="NoSpacing" style:family="paragraph">
      <style:text-properties fo:font-weight="bold" style:font-weight-asian="bold" fo:font-size="12pt" style:font-size-asian="12pt" style:font-size-complex="12pt"/>
    </style:style>
    <style:style style:name="P132" style:parent-style-name="Achievement" style:family="paragraph">
      <style:text-properties fo:font-size="11pt" style:font-size-asian="11pt"/>
    </style:style>
    <style:style style:name="P133" style:parent-style-name="Achievement" style:family="paragraph">
      <style:text-properties fo:font-size="11pt" style:font-size-asian="11pt"/>
    </style:style>
    <style:style style:name="P134" style:parent-style-name="Achievement" style:family="paragraph">
      <style:text-properties fo:font-size="11pt" style:font-size-asian="11pt"/>
    </style:style>
    <style:style style:name="P135" style:parent-style-name="Achievement" style:family="paragraph">
      <style:text-properties fo:font-size="11pt" style:font-size-asian="11pt"/>
    </style:style>
    <style:style style:name="P136" style:parent-style-name="Achievement" style:family="paragraph">
      <style:text-properties fo:font-size="11pt" style:font-size-asian="11pt"/>
    </style:style>
    <style:style style:name="P137" style:parent-style-name="Achievement" style:family="paragraph">
      <style:text-properties fo:font-size="11pt" style:font-size-asian="11pt"/>
    </style:style>
    <style:style style:name="P138" style:parent-style-name="Achievement" style:family="paragraph">
      <style:text-properties fo:font-size="11pt" style:font-size-asian="11pt"/>
    </style:style>
    <style:style style:name="P139" style:parent-style-name="Achievement" style:family="paragraph">
      <style:text-properties fo:font-size="11pt" style:font-size-asian="11pt"/>
    </style:style>
    <style:style style:name="P140" style:parent-style-name="Achievement" style:family="paragraph">
      <style:text-properties fo:font-size="11pt" style:font-size-asian="11pt"/>
    </style:style>
    <style:style style:name="P141" style:parent-style-name="Achievement" style:family="paragraph">
      <style:text-properties fo:font-size="11pt" style:font-size-asian="11pt"/>
    </style:style>
    <style:style style:name="P142" style:parent-style-name="Achievement" style:family="paragraph">
      <style:text-properties fo:font-size="11pt" style:font-size-asian="11pt"/>
    </style:style>
    <style:style style:name="T143" style:parent-style-name="DefaultParagraphFont" style:family="text">
      <style:text-properties fo:font-size="10pt" style:font-size-asian="10pt"/>
    </style:style>
    <style:style style:name="T144" style:parent-style-name="DefaultParagraphFont" style:family="text">
      <style:text-properties fo:color="#333399" fo:font-size="10pt" style:font-size-asian="10pt"/>
    </style:style>
    <style:style style:name="T145" style:parent-style-name="DefaultParagraphFont" style:family="text">
      <style:text-properties fo:color="#333399" fo:font-size="10pt" style:font-size-asian="10pt"/>
    </style:style>
    <style:style style:name="T146" style:parent-style-name="DefaultParagraphFont" style:family="text">
      <style:text-properties fo:color="#333399" fo:font-size="10pt" style:font-size-asian="10pt"/>
    </style:style>
    <style:style style:name="T147" style:parent-style-name="DefaultParagraphFont" style:family="text">
      <style:text-properties fo:font-size="10pt" style:font-size-asian="10pt"/>
    </style:style>
    <style:style style:name="T148" style:parent-style-name="DefaultParagraphFont" style:family="text">
      <style:text-properties fo:color="#000000" fo:font-size="10pt" style:font-size-asian="10pt"/>
    </style:style>
    <style:style style:name="P149" style:parent-style-name="NoSpacing" style:family="paragraph">
      <style:text-properties fo:color="#000000" fo:font-size="10pt" style:font-size-asian="10pt"/>
    </style:style>
    <style:style style:name="P150" style:parent-style-name="NoSpacing" style:family="paragraph">
      <style:text-properties fo:color="#000000" fo:font-size="10pt" style:font-size-asian="10pt"/>
    </style:style>
    <style:style style:name="P151" style:parent-style-name="NoSpacing" style:family="paragraph">
      <style:text-properties fo:color="#000000" fo:font-size="10pt" style:font-size-asian="10pt"/>
    </style:style>
    <style:style style:name="P152" style:parent-style-name="NoSpacing" style:family="paragraph">
      <style:text-properties fo:color="#000000" fo:font-size="10pt" style:font-size-asian="10pt"/>
    </style:style>
    <style:style style:name="P153" style:parent-style-name="NoSpacing" style:family="paragraph">
      <style:text-properties fo:color="#000000" fo:font-size="10pt" style:font-size-asian="10pt"/>
    </style:style>
    <style:style style:name="P154" style:parent-style-name="NoSpacing" style:family="paragraph">
      <style:text-properties fo:color="#000000" fo:font-size="10pt" style:font-size-asian="10pt"/>
    </style:style>
    <style:style style:name="P155" style:parent-style-name="NoSpacing" style:family="paragraph">
      <style:text-properties fo:color="#000000" fo:font-size="10pt" style:font-size-asian="10pt"/>
    </style:style>
    <style:style style:name="P156" style:parent-style-name="NoSpacing" style:family="paragraph">
      <style:text-properties fo:font-weight="bold" style:font-weight-asian="bold" fo:color="#000000" fo:font-size="12pt" style:font-size-asian="12pt" style:font-size-complex="14pt"/>
    </style:style>
    <style:style style:name="P157" style:parent-style-name="NoSpacing" style:family="paragraph">
      <style:text-properties fo:font-weight="bold" style:font-weight-asian="bold" fo:color="#000000" fo:font-size="12pt" style:font-size-asian="12pt" style:font-size-complex="14pt"/>
    </style:style>
    <style:style style:name="P158" style:parent-style-name="NoSpacing" style:family="paragraph">
      <style:text-properties fo:font-weight="bold" style:font-weight-asian="bold" fo:color="#000000" fo:font-size="12pt" style:font-size-asian="12pt" style:font-size-complex="14pt"/>
    </style:style>
    <style:style style:name="P159" style:parent-style-name="Normal" style:family="paragraph">
      <style:text-properties style:font-name-complex="Arial" fo:font-size="10pt" style:font-size-asian="10pt"/>
    </style:style>
    <style:style style:name="T160" style:parent-style-name="DefaultParagraphFont" style:family="text">
      <style:text-properties style:font-name-complex="Arial" fo:font-size="10pt" style:font-size-asian="10pt"/>
    </style:style>
    <style:style style:name="T161" style:parent-style-name="DefaultParagraphFont" style:family="text">
      <style:text-properties style:font-name="Trebuchet MS" style:font-name-complex="Arial" fo:font-size="9pt" style:font-size-asian="9pt"/>
    </style:style>
    <style:style style:name="T162" style:parent-style-name="DefaultParagraphFont" style:family="text">
      <style:text-properties style:font-name="Trebuchet MS" style:font-name-complex="Arial" fo:font-size="9pt" style:font-size-asian="9pt"/>
    </style:style>
    <style:style style:name="P163" style:parent-style-name="Achievement" style:family="paragraph">
      <style:text-properties fo:font-size="11pt" style:font-size-asian="11pt"/>
    </style:style>
    <style:style style:name="T164" style:parent-style-name="DefaultParagraphFont" style:family="text">
      <style:text-properties style:font-name="Cambria" fo:font-weight="bold" style:font-weight-asian="bold" style:font-size-complex="12pt"/>
    </style:style>
    <style:style style:name="T165" style:parent-style-name="DefaultParagraphFont" style:family="text">
      <style:text-properties style:font-name="Cambria" fo:font-weight="bold" style:font-weight-asian="bold" fo:font-size="10pt" style:font-size-asian="10pt"/>
    </style:style>
    <style:style style:name="T166" style:parent-style-name="DefaultParagraphFont" style:family="text">
      <style:text-properties style:font-name="Cambria" fo:font-size="10pt" style:font-size-asian="10pt"/>
    </style:style>
    <style:style style:name="P167" style:parent-style-name="NoSpacing" style:family="paragraph">
      <style:text-properties style:font-name="Cambria" fo:font-weight="bold" style:font-weight-asian="bold" fo:font-size="12pt" style:font-size-asian="12pt" style:font-size-complex="14pt"/>
    </style:style>
  </office:automatic-styles>
  <office:body>
    <office:text text:use-soft-page-breaks="true">
      <text:p text:style-name="P1"><?opendocument cursor-position?><text:span text:style-name="T2"><text:s text:c="62"/></text:span><text:span text:style-name="T3">CURRICULUM VITAE</text:span></text:p>
      <text:p text:style-name="P4"/>
      <text:p text:style-name="P5">ABDUL QADIR</text:p>
      <text:p text:style-name="P6">Vill- Magpur Udaychand (Mithaypur) Post –Seohara, District- Bijnor (U.P.) India <text:s/></text:p>
      <text:h text:style-name="P7" text:outline-level="2">Contact<text:s/>No- +919837661706 <text:s/>6397492570</text:h>
      <text:p text:style-name="P8">EMAIL ID-abdulqadirsaifi72@gmail.com</text:p>
      <text:p text:style-name="P9"><text:s text:c="12"/></text:p>
      <text:p text:style-name="P10">Aspiration</text:p>
      <text:p text:style-name="P11"/>
      <text:p text:style-name="P12">To work in an organization a responsible, challenging and creative work profile, where I could get a continuous learning environment to enhance my technical skills<text:s/>to take the organization to the apex of success.</text:p>
      <text:p text:style-name="P13"/>
      <text:p text:style-name="P14">Total work Exp :( 8 years in Industrial &amp; Building construction)</text:p>
      <text:p text:style-name="P15"/>
      <text:p text:style-name="P16">Worked in Unique Construction jun 2013 to oct 2014 <text:s/></text:p>
      <text:p text:style-name="P17"/>
      <text:p text:style-name="P18">Name of organization <text:s text:c="27"/>: Unique Construction Moradabad</text:p>
      <text:p text:style-name="P19">Detail<text:s/>of Project <text:s text:c="38"/>: 35MW Power Plant&amp; 120 tons of boiler Dsm sugar mill <text:s text:c="2"/></text:p>
      <text:p text:style-name="NoSpacing"><text:span text:style-name="T20"><text:s text:c="76"/>Rejpura Bebrala.&amp;<text:s/></text:span><text:span text:style-name="T21">Store Mensoorpur &amp; Bottling plat</text:span></text:p>
      <text:p text:style-name="P22"><text:s text:c="22"/><text:s text:c="48"/>Dhampur Bijnor(u.p) <text:s text:c="31"/></text:p>
      <text:p text:style-name="P23">Position held <text:s text:c="45"/>: Site Engineer</text:p>
      <text:p text:style-name="P24"/>
      <text:p text:style-name="P25">Job profile &amp; Responsibility:</text:p>
      <text:list text:style-name="LFO1" text:continue-numbering="true">
        <text:list-item>
          <text:p text:style-name="P26">Study of Drawings, Quantification.t</text:p>
        </text:list-item>
        <text:list-item>
          <text:p text:style-name="P27">Making DPR<text:s/>labor deployed at site weekly &amp; sending monthly achievement and requirement to project planning manager.</text:p>
        </text:list-item>
      </text:list>
      <text:list text:style-name="LFO2" text:continue-numbering="true">
        <text:list-item>
          <text:p text:style-name="P28">Preparing of bill of Quantities.</text:p>
        </text:list-item>
        <text:list-item>
          <text:p text:style-name="P29">Handling civil MB.</text:p>
        </text:list-item>
        <text:list-item>
          <text:p text:style-name="P30">Preparation of orders.</text:p>
        </text:list-item>
        <text:list-item>
          <text:p text:style-name="P31">Preparing various formats in excel sheet.</text:p>
        </text:list-item>
        <text:list-item>
          <text:p text:style-name="P32">Co-ordination with contractor engineer &amp; consultants.</text:p>
        </text:list-item>
      </text:list>
      <text:p text:style-name="P33"/>
      <text:p text:style-name="P34">Worked in Samana Builtech Pvt. Ltd from Nov 2014 to sep 2015.<text:s/></text:p>
      <text:p text:style-name="P35"/>
      <text:p text:style-name="P36"/>
      <text:p text:style-name="P37">Name of organization <text:s text:c="30"/>: Samana Builtech Pvt. Ltd <text:s text:c="2"/></text:p>
      <text:p text:style-name="P38">Detail of Present Project <text:s text:c="24"/>: Doon International school dheradun (U.K.)<text:s/></text:p>
      <text:p text:style-name="P39">Project Name <text:s text:c="47"/>: Swimming pool &amp; Boys &amp; Girls Hostel<text:s/></text:p>
      <text:p text:style-name="P40">Position held <text:s text:c="48"/>: Site Engineer<text:s/></text:p>
      <text:p text:style-name="P41"/>
      <text:p text:style-name="P42">Job profile &amp; Responsibility:</text:p>
      <text:list text:style-name="LFO1" text:continue-numbering="true">
        <text:list-item>
          <text:p text:style-name="P43">Study of Drawings, Quantification.</text:p>
        </text:list-item>
        <text:list-item>
          <text:p text:style-name="P44">Making<text:s/>DPR labor deployed at site weekly &amp; sending monthly achievement and requirement to project planning manager.</text:p>
        </text:list-item>
        <text:list-item>
          <text:p text:style-name="P45">Frontline supervision of the working labor to ensure strict conformance to methods,</text:p>
        </text:list-item>
      </text:list>
      <text:p text:style-name="P46">Quality &amp; safety.</text:p>
      <text:list text:style-name="LFO2" text:continue-numbering="true">
        <text:list-item>
          <text:p text:style-name="P47">Preparing of bill of Quantities.</text:p>
        </text:list-item>
        <text:list-item>
          <text:p text:style-name="P48">Handling reinforcement &amp; civil MB.</text:p>
        </text:list-item>
        <text:list-item>
          <text:p text:style-name="P49">Preparation of BBS.</text:p>
        </text:list-item>
        <text:list-item>
          <text:p text:style-name="P50">Preparing various formats in excel sheet.</text:p>
        </text:list-item>
        <text:list-item>
          <text:p text:style-name="P51">Co-ordination with contractor engineer &amp; consultants.</text:p>
        </text:list-item>
      </text:list>
      <text:p text:style-name="P52"/>
      <text:p text:style-name="P53">Worked in M.H.Construction Group from Oct 2015 to sep2018.</text:p>
      <text:p text:style-name="P54"/>
      <text:p text:style-name="P55">Name of organization <text:s text:c="31"/>:<text:s/>M.H.Construction Group Moradabad <text:s/></text:p>
      <text:p text:style-name="P56">Detail of Project <text:s text:c="42"/>: Group Housing (Multistory Apartments) <text:s text:c="2"/></text:p>
      <text:p text:style-name="P57"><text:s/>Project Name <text:s text:c="46"/>: City Homes Joya Road Amroha U.P.</text:p>
      <text:p text:style-name="P58">Position held <text:s text:c="9"/><text:s text:c="39"/>: Project Engineer<text:s/></text:p>
      <text:p text:style-name="P59"/>
      <text:p text:style-name="P60"/>
      <text:p text:style-name="P61">Job profile &amp; Responsibility:-</text:p>
      <text:list text:style-name="LFO3" text:continue-numbering="true">
        <text:list-item>
          <text:p text:style-name="P62">Completion of structural work as per drawing &amp; Specification.</text:p>
        </text:list-item>
        <text:list-item>
          <text:p text:style-name="P63">Co-ordination &amp; Execution with Senior Engineers &amp; civil Contractors.</text:p>
        </text:list-item>
        <text:list-item>
          <text:p text:style-name="P64">Preparing B.B.S and B.O.Q.</text:p>
        </text:list-item>
        <text:list-item>
          <text:p text:style-name="P65">Supervision &amp; Quality checking of work done by civil contractor.</text:p>
        </text:list-item>
        <text:list-item>
          <text:p text:style-name="P66">Miscellaneous alteration &amp; additional work inside the building as per Management.</text:p>
        </text:list-item>
        <text:list-item>
          <text:p text:style-name="P67">Study of Drawings, Quantification.</text:p>
        </text:list-item>
        <text:list-item>
          <text:p text:style-name="P68">Prepared Drawings for extra work on site.</text:p>
        </text:list-item>
      </text:list>
      <text:p text:style-name="P69"><text:s text:c="3"/></text:p>
      <text:p text:style-name="P70">Worked in SLR Construction PVT.<text:s/>LTD. Oct 2018 to April 2019.</text:p>
      <text:p text:style-name="P71"><text:tab/><text:tab/></text:p>
      <text:p text:style-name="P72">Name of organization <text:s text:c="28"/>:SLR Construction Pvt Ltd. KadKad Dooma Delhi. <text:s/></text:p>
      <text:p text:style-name="P73">Detail of Project <text:s text:c="39"/>:Gail India Ltd.<text:s/></text:p>
      <text:p text:style-name="P74"><text:s/>Project Name <text:s text:c="37"/><text:s text:c="6"/>:Terminal /Station work of phulpur-Haldia pipeline<text:s/></text:p>
      <text:p text:style-name="P75"><text:s text:c="75"/>Project CNG Station. <text:s text:c="5"/></text:p>
      <text:p text:style-name="P76">Position held <text:s text:c="44"/>:Project Engineer</text:p>
      <text:p text:style-name="P77"><text:s/></text:p>
      <text:p text:style-name="P78"/>
      <text:p text:style-name="P79">Job profile &amp;<text:s/>Responsibility:-</text:p>
      <text:list text:style-name="LFO3" text:continue-numbering="true">
        <text:list-item>
          <text:p text:style-name="P80">Completion of structural work as per drawing &amp; Specification.</text:p>
        </text:list-item>
        <text:list-item>
          <text:p text:style-name="P81">Co-ordination &amp; Execution with Senior Engineers &amp; civil Contractors.</text:p>
        </text:list-item>
        <text:list-item>
          <text:p text:style-name="P82">Preparing B.B.S and B.O.Q.</text:p>
        </text:list-item>
        <text:list-item>
          <text:p text:style-name="P83">Supervision &amp; Quality checking of work done by civil contractor.</text:p>
        </text:list-item>
        <text:list-item>
          <text:p text:style-name="P84">Miscellaneous alteration &amp; additional work inside the building as per Management.</text:p>
        </text:list-item>
        <text:list-item>
          <text:p text:style-name="P85">Study of Drawings, Quantification.</text:p>
        </text:list-item>
        <text:list-item>
          <text:p text:style-name="P86"><text:span text:style-name="T87">Prepared Drawings for extra work on site.<text:s/></text:span><text:span text:style-name="T88"><text:s/></text:span></text:p>
        </text:list-item>
      </text:list>
      <text:p text:style-name="P89"><text:span text:style-name="T90"><text:s text:c="7"/></text:span><text:span text:style-name="T91"><text:s text:c="3"/></text:span></text:p>
      <text:p text:style-name="P92">Working in M.H. Construction Pvt.Ltd. April 2019 to Jun 2020.</text:p>
      <text:p text:style-name="P93"><text:tab/><text:tab/></text:p>
      <text:p text:style-name="P94">Name of organization <text:s text:c="13"/><text:s text:c="15"/>:M.H.Construction Group Moradabad.(U.P) <text:s/></text:p>
      <text:p text:style-name="P95">Detail of Project <text:s text:c="39"/>:Pasupati.Acrylon Ltd. Dhakurdwara (MBD)U.P.</text:p>
      <text:p text:style-name="P96">Project Name <text:s text:c="45"/>:Poly Building &amp; DM Plant.</text:p>
      <text:p text:style-name="P97"><text:s/>Position held <text:s text:c="44"/>:Project Engineer<text:s/></text:p>
      <text:p text:style-name="P98"/>
      <text:p text:style-name="P99"/>
      <text:soft-page-break/>
      <text:p text:style-name="P100">Job profile &amp; Responsibility:-</text:p>
      <text:list text:style-name="LFO3" text:continue-numbering="true">
        <text:list-item>
          <text:p text:style-name="P101">Completion of structural work as per drawing &amp; Specification.</text:p>
        </text:list-item>
        <text:list-item>
          <text:p text:style-name="P102">Co-ordination &amp; Execution with Senior Engineers &amp; civil Contractors.</text:p>
        </text:list-item>
        <text:list-item>
          <text:p text:style-name="P103">Preparing B.B.S and B.O.Q.</text:p>
        </text:list-item>
        <text:list-item>
          <text:p text:style-name="P104">Supervision &amp; Quality checking of work done by civil contractor.</text:p>
        </text:list-item>
        <text:list-item>
          <text:p text:style-name="P105">Miscellaneous alteration &amp;<text:s/>additional work inside the building as per Management.</text:p>
        </text:list-item>
        <text:list-item>
          <text:p text:style-name="P106">Study of Drawings, Quantification.</text:p>
        </text:list-item>
      </text:list>
      <text:p text:style-name="NoSpacing"><text:span text:style-name="T107">Prepared Drawings for extra work on site</text:span></text:p>
      <text:p text:style-name="P108"/>
      <text:p text:style-name="P109">Working in Unique Construction July 2020 to till Date.</text:p>
      <text:p text:style-name="P110"><text:tab/><text:tab/></text:p>
      <text:p text:style-name="P111">Name of organization <text:s text:c="28"/>: Unique<text:s/>Construction Kanth Moradabad.(U.P) <text:s/></text:p>
      <text:p text:style-name="P112">Detail of Project <text:s text:c="39"/>: DSM Sugar Mill Dhampur <text:s/>Bijnor .(U.P.)</text:p>
      <text:p text:style-name="P113">Project Name <text:s text:c="45"/>: Lagoon tank &amp; Bagasse <text:s/>yard &amp; PAQUES <text:s/>CPU <text:s/>Plant.<text:s/></text:p>
      <text:p text:style-name="NoSpacing"><text:span text:style-name="T114">Position h</text:span><text:span text:style-name="T115">eld <text:s text:c="31"/></text:span><text:s/><text:span text:style-name="T116"><text:s/></text:span><text:s text:c="8"/><text:span text:style-name="T117">: Senior Project Engineer.</text:span></text:p>
      <text:p text:style-name="P118"/>
      <text:p text:style-name="P119"><text:s/>Academic Qualification<text:s/></text:p>
      <text:p text:style-name="P120"/>
      <text:p text:style-name="Achievement"><text:span text:style-name="T121">10</text:span><text:span text:style-name="T122">th</text:span><text:span text:style-name="T123"><text:s/>pass from up board Allahabad.</text:span></text:p>
      <text:p text:style-name="Achievement"><text:span text:style-name="T124">12</text:span><text:span text:style-name="T125">th</text:span><text:span text:style-name="T126"><text:s/>pass from up board of hair education Delhi.</text:span></text:p>
      <text:p text:style-name="P127"/>
      <text:p text:style-name="P128">Professional Qualification:<text:s/></text:p>
      <text:list text:style-name="LFO4" text:continue-numbering="true">
        <text:list-item>
          <text:p text:style-name="P129">Diploma in civil engineering from Monad University.<text:s/></text:p>
        </text:list-item>
        <text:list-item>
          <text:p text:style-name="P130">Auto cad 2d &amp; 3d</text:p>
        </text:list-item>
        <text:list-item>
          <text:p text:style-name="P131">Passport;R4848153</text:p>
        </text:list-item>
      </text:list>
      <text:p text:style-name="P132">Application: - Basic Knowledge Excel &amp; Word</text:p>
      <text:p text:style-name="P133"/>
      <text:p text:style-name="P134">Strength Summary.</text:p>
      <text:p text:style-name="P135">Good communication skills.</text:p>
      <text:p text:style-name="P136">Good grasping power and clear fundamental.</text:p>
      <text:p text:style-name="P137">Strong Leadership attributes &amp;<text:s/>men management’s skills.</text:p>
      <text:p text:style-name="P138">Putting extra efforts for completion of work within or before time.</text:p>
      <text:p text:style-name="P139"/>
      <text:p text:style-name="P140"/>
      <text:p text:style-name="P141">Personal Profile<text:s/></text:p>
      <text:p text:style-name="P142"/>
      <text:p text:style-name="NoSpacing"><text:span text:style-name="T143"><text:s text:c="5"/>Father’s Name</text:span><text:span text:style-name="T144"><text:tab/></text:span><text:span text:style-name="T145"><text:tab/></text:span><text:span text:style-name="T146"><text:tab/><text:s text:c="6"/>: <text:s text:c="3"/>Mr.<text:s/></text:span><text:span text:style-name="T147">Rafique Ahmad<text:s/></text:span></text:p>
      <text:p text:style-name="NoSpacing"><text:span text:style-name="T148"><text:s text:c="5"/>Date of Birth <text:s text:c="49"/>: <text:s text:c="3"/>05/02/1990</text:span></text:p>
      <text:p text:style-name="P149"><text:s text:c="5"/>Sex <text:s text:c="66"/>: <text:s text:c="3"/>Male</text:p>
      <text:p text:style-name="P150"><text:s text:c="5"/>Nationality <text:s text:c="52"/>: <text:s text:c="3"/>Indian</text:p>
      <text:p text:style-name="P151"><text:s text:c="5"/>Marital Status <text:s text:c="47"/>: <text:s text:c="3"/>unmarried</text:p>
      <text:p text:style-name="P152"><text:s text:c="5"/>Language<text:s/>Know <text:s text:c="44"/>: <text:s text:c="3"/>Hindi &amp; English Urdu<text:s/></text:p>
      <text:p text:style-name="P153"><text:s text:c="5"/>Hobbies <text:s text:c="58"/>: <text:s text:c="3"/>Reading book &amp; listening Soft Music Cricket</text:p>
      <text:p text:style-name="P154"/>
      <text:p text:style-name="P155"/>
      <text:p text:style-name="P156"/>
      <text:p text:style-name="P157"/>
      <text:p text:style-name="P158">Declaration:</text:p>
      <text:p text:style-name="P159"><text:s text:c="11"/></text:p>
      <text:p text:style-name="Normal"><text:span text:style-name="T160"><text:s text:c="9"/></text:span><text:span text:style-name="T161">I do hereby declare t</text:span><text:span text:style-name="T162">hat the statements furnished above are true to the best of my knowledge.</text:span></text:p>
      <text:p text:style-name="P163"><text:s text:c="3"/></text:p>
      <text:p text:style-name="NoSpacing"><text:span text:style-name="T164">Place – Dhampur <text:s text:c="93"/></text:span><text:span text:style-name="T165">(Abdul Qadir)</text:span><text:span text:style-name="T166"><text:s/></text:span></text:p>
      <text:p text:style-name="P1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Cambria" style:font-name-asian="Times New Roman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top="0.2222in" fo:margin-bottom="0.0694in" fo:line-height="100%"/>
      <style:text-properties style:font-name="Cambria" style:font-name-asian="Times New Roman" fo:font-weight="bold" style:font-weight-asian="bold" style:font-weight-complex="bold" fo:color="#9BBB59" fo:font-size="10pt" style:font-size-asian="10pt" style:font-size-complex="10pt" fo:hyphenate="false"/>
    </style: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hyphenate="false"/>
    </style:style>
    <style:style style:name="DefaultParagraphFont" style:display-name="Default Paragraph Font" style:family="text"/>
    <style:style style:name="NoSpacing" style:display-name="No Spacing" style:family="paragraph">
      <style:text-properties fo:font-size="11pt" style:font-size-asian="11pt" style:font-size-complex="11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chievement" style:display-name="Achievement" style:family="paragraph" style:parent-style-name="BodyText" style:auto-update="true">
      <style:paragraph-properties fo:text-align="justify" fo:margin-bottom="0in" style:line-height-at-least="0.2222in"/>
      <style:text-properties style:font-name="Cambria" style:font-name-asian="Times New Roman" fo:font-weight="bold" style:font-weight-asian="bold" fo:font-size="12pt" style:font-size-asian="12pt" style:font-size-complex="14pt"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>
      <style:text-properties fo:font-size="11pt" style:font-size-asian="11pt" style:font-size-complex="11pt"/>
    </style:style>
    <style:style style:name="Heading7Char" style:display-name="Heading 7 Char" style:family="text" style:parent-style-name="DefaultParagraphFont">
      <style:text-properties style:font-name="Cambria" style:font-name-asian="Times New Roman" fo:font-weight="bold" style:font-weight-asian="bold" style:font-weight-complex="bold" fo:color="#9BBB59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  <text:outline-level-style text:level="7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subject/>
    <meta:initial-creator>ibm</meta:initial-creator>
    <dc:creator>HP</dc:creator>
    <meta:creation-date>2021-02-15T05:30:00Z</meta:creation-date>
    <dc:date>2021-10-18T14:23:00Z</dc:date>
    <meta:template xlink:href="Normal" xlink:type="simple"/>
    <meta:editing-cycles>56</meta:editing-cycles>
    <meta:editing-duration>PT138900S</meta:editing-duration>
    <meta:document-statistic meta:page-count="4" meta:paragraph-count="13" meta:word-count="1016" meta:character-count="6797" meta:row-count="48" meta:non-whitespace-character-count="5794"/>
  </office:meta>
</office:document-meta>
</file>